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justify" style:justify-single-word="false">
        <style:tab-stops>
          <style:tab-stop style:position="4.1783in"/>
        </style:tab-stops>
      </style:paragraph-properties>
      <style:text-properties style:font-name="Liberation Sans" fo:font-style="normal" fo:font-weight="normal" officeooo:rsid="0007313c" officeooo:paragraph-rsid="0031ae17" fo:background-color="transparent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top="0.0398in" fo:margin-bottom="0.0398in" style:contextual-spacing="false" fo:text-align="justify" style:justify-single-word="false">
        <style:tab-stops>
          <style:tab-stop style:position="4.1783in"/>
        </style:tab-stops>
      </style:paragraph-properties>
      <style:text-properties style:font-name="Liberation Sans" fo:font-style="normal" fo:font-weight="normal" officeooo:rsid="00328a17" officeooo:paragraph-rsid="00328a17" fo:background-color="transparent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top="0.0398in" fo:margin-bottom="0.0398in" style:contextual-spacing="false" fo:text-align="justify" style:justify-single-word="false">
        <style:tab-stops>
          <style:tab-stop style:position="4.1783in"/>
        </style:tab-stops>
      </style:paragraph-properties>
      <style:text-properties style:font-name="Liberation Sans" fo:font-style="normal" fo:font-weight="bold" officeooo:rsid="00328a17" officeooo:paragraph-rsid="00328a17" fo:background-color="transparent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top="0.0398in" fo:margin-bottom="0.0398in" style:contextual-spacing="false" fo:text-align="center" style:justify-single-word="false">
        <style:tab-stops>
          <style:tab-stop style:position="4.1783in"/>
        </style:tab-stops>
      </style:paragraph-properties>
      <style:text-properties style:font-name="Liberation Sans" fo:font-size="12pt" fo:font-style="normal" fo:font-weight="bold" officeooo:rsid="00885f36" officeooo:paragraph-rsid="00056c89" fo:background-color="transparent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top="0.0398in" fo:margin-bottom="0.0398in" style:contextual-spacing="false" fo:text-align="center" style:justify-single-word="false">
        <style:tab-stops>
          <style:tab-stop style:position="4.1783in"/>
        </style:tab-stops>
      </style:paragraph-properties>
      <style:text-properties style:font-name="Liberation Sans" fo:font-size="14pt" fo:font-style="normal" fo:font-weight="bold" officeooo:rsid="00328a17" officeooo:paragraph-rsid="00328a17" fo:background-color="transparent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top="0.0398in" fo:margin-bottom="0.0398in" style:contextual-spacing="false" fo:text-align="justify" style:justify-single-word="false">
        <style:tab-stops>
          <style:tab-stop style:position="4.1783in"/>
        </style:tab-stops>
      </style:paragraph-properties>
      <style:text-properties fo:font-weight="normal" officeooo:rsid="00328a17" officeooo:paragraph-rsid="00328a17" style:font-weight-asian="normal" style:font-weight-complex="normal"/>
    </style:style>
    <style:style style:name="P7" style:family="paragraph" style:parent-style-name="Standard">
      <style:paragraph-properties fo:margin-top="0.0398in" fo:margin-bottom="0.0398in" style:contextual-spacing="false" fo:text-align="justify" style:justify-single-word="false">
        <style:tab-stops>
          <style:tab-stop style:position="4.1783in"/>
        </style:tab-stops>
      </style:paragraph-properties>
      <style:text-properties fo:font-weight="normal" officeooo:rsid="0033ea13" officeooo:paragraph-rsid="0033ea13" style:font-weight-asian="normal" style:font-weight-complex="normal"/>
    </style:style>
    <style:style style:name="P8" style:family="paragraph" style:parent-style-name="Standard">
      <style:paragraph-properties fo:margin-top="0.0398in" fo:margin-bottom="0.0398in" style:contextual-spacing="false" fo:text-align="justify" style:justify-single-word="false">
        <style:tab-stops>
          <style:tab-stop style:position="4.1783in"/>
        </style:tab-stops>
      </style:paragraph-properties>
      <style:text-properties fo:font-weight="bold" officeooo:rsid="00328a17" officeooo:paragraph-rsid="00328a17" style:font-weight-asian="bold" style:font-weight-complex="bold"/>
    </style:style>
    <style:style style:name="P9" style:family="paragraph" style:parent-style-name="Text_20_body">
      <style:text-properties officeooo:rsid="00328a17" officeooo:paragraph-rsid="00328a17"/>
    </style:style>
    <style:style style:name="P10" style:family="paragraph" style:parent-style-name="Standard">
      <style:paragraph-properties fo:margin-top="0.0398in" fo:margin-bottom="0.0398in" style:contextual-spacing="false" fo:text-align="justify" style:justify-single-word="false">
        <style:tab-stops>
          <style:tab-stop style:position="4.1783in"/>
        </style:tab-stops>
      </style:paragraph-properties>
      <style:text-properties style:font-name="Liberation Sans" fo:font-size="12pt" fo:font-style="normal" fo:font-weight="normal" officeooo:rsid="00328a17" officeooo:paragraph-rsid="0031ae1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935b" style:font-weight-asian="bold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style:font-name="Liberation Sans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6" style:family="text">
      <style:text-properties officeooo:rsid="0032935b"/>
    </style:style>
    <style:style style:name="T7" style:family="text">
      <style:text-properties officeooo:rsid="0033ea13"/>
    </style:style>
    <style:style style:name="T8" style:family="text">
      <style:text-properties officeooo:rsid="00340674"/>
    </style:style>
    <style:style style:name="T9" style:family="text">
      <style:text-properties fo:color="#069a2e" loext:opacity="100%" fo:font-weight="bold" style:font-weight-asian="bold" style:font-weight-complex="bold"/>
    </style:style>
    <style:style style:name="T10" style:family="text">
      <style:text-properties fo:color="#069a2e" loext:opacity="100%" fo:font-weight="bold" officeooo:rsid="0032935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ort</text:p>
      <text:p text:style-name="P4">Assignment 1: Sentiment classification <text:span text:style-name="T3">(graded part)</text:span></text:p>
      <text:p text:style-name="P1"/>
      <text:p text:style-name="P2"><text:span text:style-name="T9">Important:</text:span> Please, when writing the report, follow the principle that <text:span text:style-name="T9">less is more</text:span>. Provide all the information needed for us to understand your work, and not more. Also, <text:span text:style-name="T9">focus on the final version </text:span><text:span text:style-name="T10">of the classifier</text:span>; we do not need information on how you got there. </text:p>
      <text:p text:style-name="P1"/>
      <text:p text:style-name="P3">Name and fruit 1:</text:p>
      <text:p text:style-name="P3">Name and fruit 2 (if applicable):</text:p>
      <text:p text:style-name="P3">Name and fruit 3 (if applicable): </text:p>
      <text:p text:style-name="P10"/>
      <text:p text:style-name="P8"><text:span text:style-name="T5">Contributions of each member to the assignment </text:span><text:span text:style-name="T4">(brief): </text:span></text:p>
      <text:p text:style-name="P6"/>
      <text:h text:style-name="Heading_20_1" text:outline-level="1">Pre-processing</text:h>
      <text:p text:style-name="P9">(If any; 50-150 words.)</text:p>
      <text:h text:style-name="Heading_20_1" text:outline-level="1">Feature definition</text:h>
      <text:p text:style-name="P6">(200-300 words.)</text:p>
      <text:h text:style-name="Heading_20_1" text:outline-level="1">Classifier</text:h>
      <text:p text:style-name="P6">(<text:span text:style-name="T7">50-150 words.)</text:span></text:p>
      <text:h text:style-name="Heading_20_1" text:outline-level="1">Evaluation and error analysis</text:h>
      <text:p text:style-name="P7">(300-400 words. Use examples from the data in your <text:span text:style-name="T8">discussion</text:span>.)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Ubuntu" fo:font-family="Ubuntu" style:font-style-name="Regular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3T17:19:38.949973278</meta:creation-date>
    <dc:date>2021-10-12T16:16:11.432571477</dc:date>
    <meta:editing-duration>PT1H56M7S</meta:editing-duration>
    <meta:editing-cycles>43</meta:editing-cycles>
    <meta:generator>LibreOffice/7.0.5.2$MacOSX_X86_64 LibreOffice_project/64390860c6cd0aca4beafafcfd84613dd9dfb63a</meta:generator>
    <meta:document-statistic meta:table-count="0" meta:image-count="0" meta:object-count="0" meta:page-count="1" meta:paragraph-count="15" meta:word-count="107" meta:character-count="656" meta:non-whitespace-character-count="565"/>
  </office:meta>
</office:document-meta>
</file>